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style:style style:name="Sect5"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7"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8"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9"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2"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5"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6"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17"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18"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19"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20"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5"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6"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text:name="preface">
          <text:p text:style-name="heading_5f_preface">NATIONAL ASSEMBLY <text:s text:c="2"/></text:p>
          <text:p text:style-name="Standard"/>
          <text:p text:style-name="subheading_5f_preface"><text:tab/>OFFICIAL REPORT </text:p>
          <text:p text:style-name="Standard"/>
          <text:section text:style-name="Sect3" text:name="comment3">
            <text:p text:style-name="observation">[Mr Speaker in the Chair] </text:p>
            <text:p text:style-name="observation"/>
          </text:section>
        </text:section>
        <text:section text:style-name="Sect4" text:name="comment2">
          <text:p text:style-name="observation">PRAYERS </text:p>
          <text:p text:style-name="observation"/>
        </text:section>
        <text:section text:style-name="Sect5" text:name="papers1">
          <text:p text:style-name="heading_5f_papers">PAPERS LAID </text:p>
          <text:p text:style-name="Standard"/>
          <text:p text:style-name="subheading_5f_papers">The following Papers were laid on the Table: </text:p>
          <text:p text:style-name="Standard"/>
          <text:section text:style-name="Sect6" text:name="tbldocs1">
            <text:list xml:id="list1747100860"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text:a xlink:type="simple" xlink:href="uri:/ken/docs/ministry/finance/doc000231"/></text:p>
            <text:section text:style-name="Sect7" text:name="comment1">
              <text:p text:style-name="observation">(By the Assistant Minister for Finance (Mr. Keah) on behalf of the Minister for Finance) </text:p>
            </text:section>
            <text:p text:style-name="observation"/>
          </text:section>
        </text:section>
        <text:section text:style-name="Sect8" text:name="comnctn1">
          <text:p text:style-name="heading_5f_comchair">COMMUNICATION FROM THE CHAIR </text:p>
          <text:section text:style-name="Sect9"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10" text:name="speech2">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1" text:name="speech3">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section>
          <text:p text:style-name="Standard"/>
        </text:section>
        <text:section text:style-name="Sect12" text:name="porder1">
          <text:p text:style-name="heading_5f_pointoforder">POINT OF ORDER </text:p>
          <text:p text:style-name="heading_5f_pointoforder"><text:tab/>Banning of Matatus from Accessing <text:tab/>Nairobi CBD </text:p>
          <text:p text:style-name="Standard"><text:tab/></text:p>
          <text:section text:style-name="Sect13"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4" text:name="speech5">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style-name="Sect15" text:name="comment4">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style-name="Sect16" text:name="noticesmotion1">
          <text:p text:style-name="heading_5f_noticesofmotion">NOTICE OF MOTION </text:p>
          <text:section text:style-name="Sect17" text:name="noticeofmotion1">
            <text:p text:style-name="heading_5f_motion">Release of Game Reserve Land for Public Use </text:p>
            <text:section text:style-name="Sect18"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degazette those reserves that <text:soft-page-break/>are non-viable with a view to releazing more land for public use. </text:p>
            </text:section>
          </text:section>
          <text:p text:style-name="Standard"/>
        </text:section>
        <text:section text:style-name="Sect19" text:name="procmotions1">
          <text:p text:style-name="heading_5f_procmotions">PROCEDURAL MOTIONS </text:p>
          <text:section text:style-name="Sect20" text:name="procmotion1">
            <text:p text:style-name="heading_5f_motion">Limitation of Debate: Presidential Address </text:p>
            <text:section text:style-name="Sect21"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remarks, Mr. Speaker, Sir, I would like to commend this Procedural Motion to the hon. Members and I beg to move. </text:p>
            </text:section>
            <text:section text:style-name="Sect22" text:name="speech8">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Standard"/>
        </text:section>
        <text:section text:style-name="Sect23" text:name="actionevt1">
          <text:p text:style-name="Standard">(Question proposed) </text:p>
        </text:section>
        <text:section text:style-name="Sect24" text:name="actionevt2">
          <text:p text:style-name="Standard">(Question put and agreed to) </text:p>
        </text:section>
        <text:p text:style-name="Standard"/>
        <text:section text:style-name="Sect25" text:name="concl1">
          <text:p text:style-name="heading_5f_comchair">ADJOURNMENT </text:p>
          <text:section text:style-name="Sect26"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style-name="Sect27" text:name="comment5">
              <text:p text:style-name="observation">The House rose at thirty minutes <text:s/>past Six o’c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0H45M39S</meta:editing-duration>
    <meta:editing-cycles>19</meta:editing-cycles>
    <meta:generator>OpenOffice.org/3.1$Linux OpenOffice.org_project/310m19$Build-9420</meta:generator>
    <meta:initial-creator>Ashok Hariharan</meta:initial-creator>
    <dc:date>2010-06-18T12:18:08</dc:date>
    <dc:creator>Ashok Hariharan</dc:creator>
    <meta:document-statistic meta:table-count="0" meta:image-count="0" meta:object-count="0" meta:page-count="4" meta:paragraph-count="48" meta:word-count="1030" meta:character-count="5972"/>
    <meta:user-defined meta:name="BungeniCountryCode">ke</meta:user-defined>
    <meta:user-defined meta:name="BungeniDocAuthor">Ashok Hariharan</meta:user-defined>
    <meta:user-defined meta:name="BungeniDocPart">main</meta:user-defined>
    <meta:user-defined meta:name="BungeniDocType">debaterecord</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